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fo:font-size="48pt" style:font-size-asian="48pt" style:font-size-complex="48pt"/>
    </style:style>
    <style:style style:name="P2" style:parent-style-name="Title" style:family="paragraph">
      <style:paragraph-properties fo:text-align="center"/>
      <style:text-properties fo:font-size="48pt" style:font-size-asian="48pt" style:font-size-complex="48pt"/>
    </style:style>
    <style:style style:name="P3" style:parent-style-name="Heading1" style:family="paragraph">
      <style:text-properties style:use-window-font-color="true" fo:font-size="20pt" style:font-size-asian="20pt" style:font-size-complex="20pt"/>
    </style:style>
    <style:style style:name="P4" style:parent-style-name="ListParagraph" style:family="paragraph">
      <style:text-properties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Heading1" style:family="paragraph">
      <style:text-properties style:use-window-font-color="true" fo:font-size="20pt" style:font-size-asian="20pt" style:font-size-complex="20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size="14pt" style:font-size-asian="14pt" style:font-size-complex="14pt"/>
    </style:style>
    <style:style style:name="P10" style:parent-style-name="ListParagraph" style:family="paragraph">
      <style:text-properties fo:font-size="14pt" style:font-size-asian="14pt" style:font-size-complex="14pt"/>
    </style:style>
    <style:style style:name="P11" style:parent-style-name="ListParagraph" style:family="paragraph">
      <style:text-properties fo:font-size="14pt" style:font-size-asian="14pt" style:font-size-complex="14pt"/>
    </style:style>
    <style:style style:name="P12" style:parent-style-name="ListParagraph" style:family="paragraph">
      <style:text-properties fo:font-size="14pt" style:font-size-asian="14pt" style:font-size-complex="14pt"/>
    </style:style>
    <style:style style:name="P13" style:parent-style-name="ListParagraph" style:family="paragraph">
      <style:text-properties fo:font-size="14pt" style:font-size-asian="14pt" style:font-size-complex="14pt"/>
    </style:style>
    <style:style style:name="P14" style:parent-style-name="ListParagraph" style:family="paragraph">
      <style:text-properties fo:font-size="14pt" style:font-size-asian="14pt" style:font-size-complex="14pt"/>
    </style:style>
    <style:style style:name="P15" style:parent-style-name="Heading1" style:family="paragraph">
      <style:text-properties style:use-window-font-color="true" fo:font-size="20pt" style:font-size-asian="20pt" style:font-size-complex="20pt"/>
    </style:style>
    <style:style style:name="P16" style:parent-style-name="Normal" style:family="paragraph">
      <style:text-properties fo:font-size="14pt" style:font-size-asian="14pt" style:font-size-complex="14pt"/>
    </style:style>
    <style:style style:name="P17" style:parent-style-name="ListParagraph" style:family="paragraph">
      <style:text-properties fo:font-size="14pt" style:font-size-asian="14pt" style:font-size-complex="14pt"/>
    </style:style>
    <style:style style:name="P18" style:parent-style-name="ListParagraph" style:family="paragraph">
      <style:text-properties fo:font-size="14pt" style:font-size-asian="14pt" style:font-size-complex="14pt"/>
    </style:style>
    <style:style style:name="P19" style:parent-style-name="ListParagraph" style:family="paragraph">
      <style:text-properties fo:font-size="14pt" style:font-size-asian="14pt" style:font-size-complex="14pt"/>
    </style:style>
    <style:style style:name="P20" style:parent-style-name="ListParagraph" style:family="paragraph">
      <style:text-properties fo:font-size="14pt" style:font-size-asian="14pt" style:font-size-complex="14pt"/>
    </style:style>
    <style:style style:name="P21" style:parent-style-name="ListParagraph" style:family="paragraph">
      <style:text-properties fo:font-size="14pt" style:font-size-asian="14pt" style:font-size-complex="14pt"/>
    </style:style>
    <style:style style:name="P22" style:parent-style-name="ListParagraph" style:family="paragraph">
      <style:text-properties fo:font-size="14pt" style:font-size-asian="14pt" style:font-size-complex="14pt"/>
    </style:style>
    <style:style style:name="P23" style:parent-style-name="ListParagraph" style:family="paragraph">
      <style:text-properties fo:font-size="14pt" style:font-size-asian="14pt" style:font-size-complex="14pt"/>
    </style:style>
    <style:style style:name="P24" style:parent-style-name="Heading1" style:family="paragraph">
      <style:text-properties style:use-window-font-color="true" fo:font-size="20pt" style:font-size-asian="20pt" style:font-size-complex="20pt"/>
    </style:style>
    <style:style style:name="P25" style:parent-style-name="ListParagraph" style:family="paragraph">
      <style:text-properties fo:font-size="14pt" style:font-size-asian="14pt" style:font-size-complex="14pt"/>
    </style:style>
    <style:style style:name="P26" style:parent-style-name="ListParagraph" style:family="paragraph">
      <style:text-properties fo:font-size="14pt" style:font-size-asian="14pt" style:font-size-complex="14pt"/>
    </style:style>
    <style:style style:name="P27" style:parent-style-name="ListParagraph" style:family="paragraph">
      <style:text-properties fo:font-size="14pt" style:font-size-asian="14pt" style:font-size-complex="14pt"/>
    </style:style>
    <style:style style:name="P28" style:parent-style-name="Heading1" style:family="paragraph">
      <style:text-properties style:use-window-font-color="true" fo:font-size="20pt" style:font-size-asian="20pt" style:font-size-complex="20pt"/>
    </style:style>
    <style:style style:name="P29" style:parent-style-name="ListParagraph" style:family="paragraph">
      <style:text-properties fo:font-size="14pt" style:font-size-asian="14pt" style:font-size-complex="14pt"/>
    </style:style>
    <style:style style:name="P30" style:parent-style-name="ListParagraph" style:family="paragraph">
      <style:text-properties fo:font-size="14pt" style:font-size-asian="14pt" style:font-size-complex="14pt"/>
    </style:style>
    <style:style style:name="P31" style:parent-style-name="ListParagraph" style:family="paragraph">
      <style:text-properties fo:font-size="14pt" style:font-size-asian="14pt" style:font-size-complex="14pt"/>
    </style:style>
    <style:style style:name="P32" style:parent-style-name="ListParagraph" style:family="paragraph">
      <style:text-properties fo:font-size="14pt" style:font-size-asian="14pt" style:font-size-complex="14pt"/>
    </style:style>
    <style:style style:name="P33" style:parent-style-name="Heading1" style:family="paragraph">
      <style:text-properties style:use-window-font-color="true" fo:font-size="20pt" style:font-size-asian="20pt" style:font-size-complex="20pt"/>
    </style:style>
    <style:style style:name="P34" style:parent-style-name="ListParagraph" style:family="paragraph">
      <style:text-properties fo:font-size="14pt" style:font-size-asian="14pt" style:font-size-complex="14pt"/>
    </style:style>
    <style:style style:name="P35" style:parent-style-name="ListParagraph" style:family="paragraph">
      <style:text-properties fo:font-size="14pt" style:font-size-asian="14pt" style:font-size-complex="14pt"/>
    </style:style>
    <style:style style:name="P36" style:parent-style-name="ListParagraph" style:family="paragraph">
      <style:text-properties fo:font-size="14pt" style:font-size-asian="14pt" style:font-size-complex="14pt"/>
    </style:style>
    <style:style style:name="P37" style:parent-style-name="ListParagraph"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office:automatic-styles>
  <office:body>
    <office:text text:use-soft-page-breaks="true">
      <text:p text:style-name="P1">User GUI Policy –<text:s/></text:p>
      <text:p text:style-name="P2">Terms and Conditions<text:s/></text:p>
      <text:h text:style-name="P3" text:outline-level="1">Introduction<text:s/></text:h>
      <text:list text:style-name="LFO1" text:continue-numbering="true">
        <text:list-item>
          <text:p text:style-name="P4">This software (developed by Brainvire Ltd) stores and displays Ufix employee data, you are required to sign and agree to all terms in this document before you can access and use<text:s/>this software<text:s/></text:p>
        </text:list-item>
        <text:list-item>
          <text:p text:style-name="P5">This software is under full ownership of Ufix Ltd<text:s/></text:p>
        </text:list-item>
        <text:list-item>
          <text:p text:style-name="P6">All contents and materials in this software does not reflect Brainvire Ltd and is under full control of Ufix Ltd</text:p>
        </text:list-item>
      </text:list>
      <text:h text:style-name="P7" text:outline-level="1">General data protection regulations (GDRP) Compliance<text:s/></text:h>
      <text:list text:style-name="LFO2" text:continue-numbering="true">
        <text:list-item>
          <text:p text:style-name="P8">All data stored in the<text:s/>software will be stored and used in full accordance with GDPR. The terms of such act will require Ufix ltd to perform the following with stored data:</text:p>
          <text:list text:continue-numbering="true">
            <text:list-item>
              <text:p text:style-name="P9">Ufix will only collect data which is required for the services to be accurately and precisely preformed,<text:s/>such data Ufix can collect include:<text:s/></text:p>
              <text:list text:continue-numbering="true">
                <text:list-item>
                  <text:p text:style-name="P10">Contact information<text:s/></text:p>
                </text:list-item>
                <text:list-item>
                  <text:p text:style-name="P11">Name and address<text:s/></text:p>
                </text:list-item>
              </text:list>
            </text:list-item>
            <text:list-item>
              <text:p text:style-name="P12">All data sorted on this software will be kept with restrictions upon who can access such data. Login verification is required for all users to access and use the software. Such login permissions is exclusively to the employees of Ufix with managers having further permissions to access data manipulation rights<text:s/></text:p>
            </text:list-item>
            <text:list-item>
              <text:p text:style-name="P13"><text:s/>User retain the right to access information sorted in this software. Users should contact Ufix in written form explicitly requesting information with a reason, an administration fee may apply<text:s/></text:p>
            </text:list-item>
            <text:list-item>
              <text:p text:style-name="P14">Users retain the right for their data to be erased from this system with an acceptable reason. Such rights include no longer allowing Ufix to collect data. All data will be<text:s/>automatically erased when there is no longer a reason or reasonability to store the data.</text:p>
            </text:list-item>
          </text:list>
        </text:list-item>
      </text:list>
      <text:h text:style-name="P15" text:outline-level="1">Computer Misuse Act 1990 Compliance<text:s/></text:h>
      <text:p text:style-name="P16">Under full compliance with the Computer Misuse Act Ufix requires all users to agree to the following rules:<text:s/></text:p>
      <text:list text:style-name="LFO6" text:continue-numbering="true">
        <text:list-item>
          <text:p text:style-name="P17">Accessing this software or the data contained in this software without authorisation is against these term and conditions, Ufix reserves the right to restrict access and press charges if any there are any breaches<text:s/></text:p>
          <text:list text:continue-numbering="true">
            <text:list-item>
              <text:p text:style-name="P18">Access under the computer misuse act constitutes as the following:</text:p>
              <text:list text:continue-numbering="true">
                <text:list-item>
                  <text:p text:style-name="P19">Altering or erasing any program data</text:p>
                </text:list-item>
                <text:list-item>
                  <text:p text:style-name="P20">Copying or moving data<text:s/></text:p>
                </text:list-item>
                <text:list-item>
                  <text:p text:style-name="P21">Using the program</text:p>
                </text:list-item>
              </text:list>
            </text:list-item>
          </text:list>
        </text:list-item>
        <text:list-item>
          <text:p text:style-name="P22">Unauthorised access either through recklessness, or intent to commit further crimes is considered against the computer misuse act and these terms of service<text:s/></text:p>
        </text:list-item>
        <text:list-item>
          <text:p text:style-name="P23">Distributing this software without the express and explicit permission from Ufix will constitute a breach in both the computer misuse act and these terms of service<text:s/></text:p>
        </text:list-item>
      </text:list>
      <text:h text:style-name="P24" text:outline-level="1">Installation<text:s/></text:h>
      <text:list text:style-name="LFO3" text:continue-numbering="true">
        <text:list-item>
          <text:p text:style-name="P25">The only legal method to obtain a copy of this software is from Ufix, by signing this agreement you are agreeing that you have obtain this software from<text:s/>Ufix</text:p>
        </text:list-item>
        <text:list-item>
          <text:p text:style-name="P26">To correctly install this software, you are required to have read this software’s user manual with any issues being directed to Ufix IT department</text:p>
        </text:list-item>
        <text:list-item>
          <text:p text:style-name="P27">Any copy or installation of this software is to be uninstalled from the computer once there is no reasonable excuse to keep this software installed<text:s/></text:p>
        </text:list-item>
      </text:list>
      <text:h text:style-name="P28" text:outline-level="1">Use of this software<text:s/></text:h>
      <text:list text:style-name="LFO4" text:continue-numbering="true">
        <text:list-item>
          <text:p text:style-name="P29">This software is for the exclusive use of Ufix and their employees.</text:p>
        </text:list-item>
        <text:list-item>
          <text:p text:style-name="P30">Installation of this software from any other bodies is in violation of this agreement and Ufix reserves the right to press legal charges for copyright infringement.</text:p>
        </text:list-item>
        <text:list-item>
          <text:p text:style-name="P31">All uses of this software must remain in full legal compliance with the all local and national laws.<text:s/></text:p>
        </text:list-item>
        <text:list-item>
          <text:p text:style-name="P32">Copies of this software from any organisation other than Ufix without written permission from Ufix is against<text:s/>these terms and conditions.</text:p>
        </text:list-item>
      </text:list>
      <text:h text:style-name="P33" text:outline-level="1">Accessibility<text:s/></text:h>
      <text:list text:style-name="LFO5" text:continue-numbering="true">
        <text:list-item>
          <text:p text:style-name="P34">This software is made to be consideration of those with disabilities. All measure are made to make appropriate designs to limit the difficulties of those who have disabilities.<text:s/></text:p>
        </text:list-item>
        <text:list-item>
          <text:p text:style-name="P35">All text boxes and buttons will be<text:s/>clearly labelled for those who are hard of sight, and for those who required screen readers for them to use a computer<text:s/></text:p>
        </text:list-item>
        <text:list-item>
          <text:p text:style-name="P36">All text will have a clear contrast with the background to allow them to be easier read.<text:s/></text:p>
        </text:list-item>
        <text:list-item>
          <text:p text:style-name="P37">Any issues that people face while using this<text:s/>software can contact Ufix who can make improvements and alterations to the software for easier use. Ufix reserves the right to decide what alterations they make to the software <text:s text:c="2"/></text:p>
        </text:list-item>
      </text:list>
      <text:p text:style-name="P38"/>
      <text:p text:style-name="P39"/>
      <text:p text:style-name="P40"/>
      <text:p text:style-name="P41"/>
      <text:p text:style-name="P42"/>
      <text:p text:style-name="P43"/>
      <text:p text:style-name="Normal"><text:span text:style-name="T44">By signing you are agreeing to all terms in this contract and are liable</text:span><text:span text:style-name="T45"><text:s/>for breaching such term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3"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24T17:47:00Z</meta:creation-date>
    <dc:date>2020-11-11T02:48:00Z</dc:date>
    <meta:template xlink:href="Normal" xlink:type="simple"/>
    <meta:editing-cycles>5</meta:editing-cycles>
    <meta:editing-duration>PT4680S</meta:editing-duration>
    <meta:document-statistic meta:page-count="1" meta:paragraph-count="8" meta:word-count="619" meta:character-count="4144" meta:row-count="29" meta:non-whitespace-character-count="3533"/>
  </office:meta>
</office:document-meta>
</file>